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B0000010854FCCF9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793cm" svg:height="6.984cm" svg:x="10.717cm" svg:y="4.445cm">
          <draw:image xlink:href="Pictures/10000001000000DB0000010854FCCF9D.png" xlink:type="simple" xlink:show="embed" xlink:actuate="onLoad" draw:mime-type="image/png">
            <text:p text:style-name="P1">Text</text:p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1:55:27.778704165</meta:creation-date>
    <dc:date>2024-02-13T12:01:11.891948357</dc:date>
    <meta:editing-duration>PT1M34S</meta:editing-duration>
    <meta:editing-cycles>1</meta:editing-cycles>
    <meta:document-statistic meta:object-count="24"/>
    <meta:generator>LibreOfficeDev/24.8.0.0.alpha0$Linux_X86_64 LibreOffice_project/de1d9d8302e600e6cc3964f55790d954fd493df9</meta:generator>
  </office:meta>
</office:document-meta>
</file>